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rebuchet MS" svg:font-family="'Trebuchet MS', Arial, Helvetic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justify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141414" style:font-name="Trebuchet MS" fo:font-size="10.5pt" fo:letter-spacing="normal" fo:font-style="normal" fo:font-weight="normal"/>
    </style:style>
    <style:style style:name="T2" style:family="text">
      <style:text-properties fo:font-variant="normal" fo:text-transform="none" fo:color="#141414" style:font-name="Trebuchet MS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141414" style:font-name="Trebuchet MS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141414" style:font-name="Times New Roman" fo:font-size="12pt" fo:letter-spacing="normal" fo:font-style="normal" fo:font-weight="normal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on Wagner</text:p>
      <text:p text:style-name="P1"><text:span text:style-name="T4">Urodził się w Toruniu 21 kwietnia 1888 r. W 1909 r. ukończył seminarium nauczycielskie w Grudziądzu, a dwa lata później zdał II egzamin nauczycielski w seminarium w Tucholi. W latach 1909 – 1920 <text:s/>pracował <text:s/>w szkole powszechnej w Sierosławiu i Frydlandzie, potem w szkole powszechnej i progimnazjum w Debrznie. Po odzyskaniu niepodległości przeniósł się do Chojnic i otrzymał posadę nauczyciela w Państwowym Gimnazjum Klasycznym, gdzie pracował do wybuchu wojny. W 1921 r. w Poznaniu zdał egzamin uprawniający do nauczania śpiewu i muzyki w szkołach średnich. Uczył także śpiewu i muzyki w szkołach średnich. Uczył także śpiewu i języka niemieckiego w powstałej w 1924 r. Szkole Handlowej (później Gimnazjum Kupieckim), a w latach 30. w Miejskim Gimnazjum Żeńskim, do którego utworzenia się przyczynił. Odnosił sukcesy pedagogiczne, był nauczycielem lubianym i szanowanym przez młodzież, której był oddany całym sercem. Potrafił swym wychowankom zaszczepić cząstkę swego umiłowania muzyki. Nie ograniczał się do zajęć lekcyjnych, lecz prowadził szkolny chór i orkiestrę symfoniczną, która ćwiczyła bardzo ambitny repertuar muzyki poważnej. Orkiestra nie tylko uświetniała uroczystości szkolne, lecz występowała także z koncertami dla publiczności. Leon Wagner komponował również drobne utwory instrumentalne oraz pieśni. Uczestniczył w życiu społecznym miasta, m.in. jako członek Rady Miejskiej i organizator życia kulturalnego. Przez wiele lat pełnił funkcję <text:s/>prezesa Straży Pożarnej oraz Spółdzielni Domków Ogrodniczych. Był aktywnym członkiem Zarządu Funduszu Obrony Morza, członkiem zarządu miasta oraz wielu towarzystw o charakterze kulturalno- oświatowym. Mieszkał przy ul. Mickiewicza 5. Został przez hitlerowców aresztowany 19 października 1939 roku, więziony był w Zakładzie Poprawczym, a 24 listopada stracony w masowej egzekucji w Dolinie Śmierci.</text:span><text:span text:style-name="T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rebuchet MS" svg:font-family="'Trebuchet MS', Arial, Helvetic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2T14:09:38.88</meta:creation-date>
    <meta:document-statistic meta:table-count="0" meta:image-count="0" meta:object-count="0" meta:page-count="1" meta:paragraph-count="2" meta:word-count="260" meta:character-count="1869"/>
    <dc:date>2022-11-22T14:41:15.23</dc:date>
    <meta:editing-duration>PT1M14S</meta:editing-duration>
    <meta:editing-cycles>1</meta:editing-cycles>
    <meta:generator>OpenOffice/4.1.3$Win32 OpenOffice.org_project/413m1$Build-9783</meta:generator>
  </office:meta>
</office:document-meta>
</file>